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6.578cm" fo:min-width="17.28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7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6.828cm" svg:x="1.952cm" svg:y="4.49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1.16cm" svg:y1="4.492cm" svg:x2="11.16cm" svg:y2="21.32cm">
          <text:p/>
        </draw:line>
        <draw:line draw:style-name="gr2" draw:text-style-name="P2" draw:layer="layout" svg:x1="1.952cm" svg:y1="13.065cm" svg:x2="19.732cm" svg:y2="13.065cm">
          <text:p/>
        </draw:line>
        <draw:frame draw:style-name="gr3" draw:text-style-name="P3" draw:layer="layout" svg:width="3.237cm" svg:height="1.115cm" svg:x="2.905cm" svg:y="5.127cm">
          <draw:text-box>
            <text:p>Eliminar</text:p>
          </draw:text-box>
        </draw:frame>
        <draw:frame draw:style-name="gr4" draw:text-style-name="P3" draw:layer="layout" svg:width="5.398cm" svg:height="1.979cm" svg:x="12.747cm" svg:y="5.053cm">
          <draw:text-box>
            <text:p>Aumentar</text:p>
          </draw:text-box>
        </draw:frame>
        <draw:frame draw:style-name="gr5" draw:text-style-name="P3" draw:layer="layout" svg:width="3.347cm" svg:height="1.115cm" svg:x="2.905cm" svg:y="14.172cm">
          <draw:text-box>
            <text:p>Reducir </text:p>
          </draw:text-box>
        </draw:frame>
        <draw:frame draw:style-name="gr6" draw:text-style-name="P3" draw:layer="layout" svg:width="3.266cm" svg:height="1.115cm" svg:x="13.32cm" svg:y="14.172cm">
          <draw:text-box>
            <text:p>Crear</text:p>
          </draw:text-box>
        </draw:frame>
        <draw:frame draw:style-name="gr7" draw:text-style-name="P4" draw:layer="layout" svg:width="6.985cm" svg:height="5.45cm" svg:x="2.27cm" svg:y="7.032cm">
          <draw:text-box>
            <text:p><text:span text:style-name="T1">- Dependencia en escuelas deportivas locales</text:span></text:p>
            <text:p><text:span text:style-name="T1"/></text:p>
            <text:p><text:span text:style-name="T1"/></text:p>
          </draw:text-box>
        </draw:frame>
        <draw:frame draw:style-name="gr7" draw:text-style-name="P4" draw:layer="layout" svg:width="6.985cm" svg:height="5.45cm" svg:x="12.43cm" svg:y="6.715cm">
          <draw:text-box>
            <text:p><text:span text:style-name="T1">- Logística de entrada</text:span></text:p>
            <text:p><text:span text:style-name="T1"/></text:p>
            <text:p><text:span text:style-name="T1">- Alianzas estratégicas</text:span></text:p>
            <text:p><text:span text:style-name="T1"/></text:p>
            <text:p><text:span text:style-name="T1">- Marketing internacional</text:span></text:p>
            <text:p><text:span text:style-name="T1"/></text:p>
            <text:p><text:span text:style-name="T1">- Capacitación talento</text:span></text:p>
          </draw:text-box>
        </draw:frame>
        <draw:frame draw:style-name="gr7" draw:text-style-name="P4" draw:layer="layout" svg:width="6.985cm" svg:height="5.45cm" svg:x="12.081cm" svg:y="15.606cm">
          <draw:text-box>
            <text:p><text:span text:style-name="T1">- Líneas de producto nuevas</text:span></text:p>
          </draw:text-box>
        </draw:frame>
        <draw:frame draw:style-name="gr7" draw:text-style-name="P4" draw:layer="layout" svg:width="6.985cm" svg:height="5.45cm" svg:x="2.587cm" svg:y="15.362cm">
          <draw:text-box>
            <text:p><text:span text:style-name="T1">- Servicios tecnológicos pagos</text:span></text:p>
            <text:p><text:span text:style-name="T1"/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b2b2b2" draw:marker-start-width="0.2cm" draw:marker-start-center="false" draw:marker-end-width="0.2cm" draw:marker-end-center="false" draw:fill="solid" draw:fill-color="#dedce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21:53:27.481065689</meta:creation-date>
    <dc:date>2021-09-08T23:08:14.397819494</dc:date>
    <meta:editing-duration>PT19M21S</meta:editing-duration>
    <meta:editing-cycles>5</meta:editing-cycles>
    <meta:generator>LibreOffice/7.1.5.2$Linux_X86_64 LibreOffice_project/10$Build-2</meta:generator>
    <meta:document-statistic meta:object-count="11"/>
  </office:meta>
</office:document-meta>
</file>